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2"/>
        <table:table-column table:default-cell-style-name="ACE-1" table:style-name="ACOL-7"/>
        <table:table-column table:default-cell-style-name="ACE-1" table:style-name="ACOL-2"/>
        <table:table-column table:default-cell-style-name="ACE-1" table:style-name="ACOL-8"/>
        <table:table-column table:default-cell-style-name="ACE-1" table:style-name="ACOL-2" table:number-columns-repeated="5"/>
        <table:table-column table:default-cell-style-name="ACE-1" table:style-name="ACOL-9"/>
        <table:table-column table:default-cell-style-name="ACE-1" table:style-name="ACOL-2" table:number-columns-repeated="5"/>
        <table:table-column table:default-cell-style-name="ACE-1" table:style-name="ACOL-0" table:number-columns-repeated="221"/>
        <table:table-column table:style-name="ACOL-0" table:number-columns-repeated="14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style-name="ACE-1" office:value-type="string">
            <text:p>original_depth</text:p>
          </table:table-cell>
          <table:table-cell table:style-name="ACE-1" office:value-type="string">
            <text:p>original_depth_uncertainty</text:p>
          </table:table-cell>
          <table:table-cell table:style-name="ACE-1" office:value-type="string">
            <text:p>depth_range_low</text:p>
          </table:table-cell>
          <table:table-cell table:style-name="ACE-1" office:value-type="string">
            <text:p>depth_range_high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7m__1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7600">
            <text:p>176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Faviidae (_Faviid_)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2]+AVERAGE([.S2];[.T2])" office:value-type="float" office:value="-146.09999999999999">
            <text:p>−146.1</text:p>
          </table:table-cell>
          <table:table-cell table:style-name="ACE-1" table:formula="of:=[.S2]-AVERAGE([.S2];[.T2])" office:value-type="float" office:value="12">
            <text:p>12</text:p>
          </table:table-cell>
          <table:table-cell table:style-name="ACE-1" table:formula="of:=[.S2]-AVERAGE([.S2];[.T2])" office:value-type="float" office:value="12">
            <text:p>12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5.69999999999999">
            <text:p>−165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600000000000001">
            <text:p>31.6</text:p>
          </table:table-cell>
          <table:table-cell table:style-name="ACE-1" office:value-type="float" office:value="7.5999999999999996">
            <text:p>7.6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7m__2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7700">
            <text:p>177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Faviidae (_Faviid_)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3]+AVERAGE([.S3];[.T3])" office:value-type="float" office:value="-146.14999999999998">
            <text:p>−146.15</text:p>
          </table:table-cell>
          <table:table-cell table:style-name="ACE-1" table:formula="of:=[.S3]-AVERAGE([.S3];[.T3])" office:value-type="float" office:value="11.949999999999999">
            <text:p>11.95</text:p>
          </table:table-cell>
          <table:table-cell table:style-name="ACE-1" table:formula="of:=[.S3]-AVERAGE([.S3];[.T3])" office:value-type="float" office:value="11.949999999999999">
            <text:p>11.9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5.69999999999999">
            <text:p>−165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5">
            <text:p>31.5</text:p>
          </table:table-cell>
          <table:table-cell table:style-name="ACE-1" office:value-type="float" office:value="7.5999999999999996">
            <text:p>7.6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7m__3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7700">
            <text:p>177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Faviidae (_Faviid_)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4]+AVERAGE([.S4];[.T4])" office:value-type="float" office:value="-146.14999999999998">
            <text:p>−146.15</text:p>
          </table:table-cell>
          <table:table-cell table:style-name="ACE-1" table:formula="of:=[.S4]-AVERAGE([.S4];[.T4])" office:value-type="float" office:value="11.949999999999999">
            <text:p>11.95</text:p>
          </table:table-cell>
          <table:table-cell table:style-name="ACE-1" table:formula="of:=[.S4]-AVERAGE([.S4];[.T4])" office:value-type="float" office:value="11.949999999999999">
            <text:p>11.9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5.69999999999999">
            <text:p>−165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5">
            <text:p>31.5</text:p>
          </table:table-cell>
          <table:table-cell table:style-name="ACE-1" office:value-type="float" office:value="7.5999999999999996">
            <text:p>7.6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9m__1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5600">
            <text:p>156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orites sp.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5]+AVERAGE([.S5];[.T5])" office:value-type="float" office:value="-133.25">
            <text:p>−133.25</text:p>
          </table:table-cell>
          <table:table-cell table:style-name="ACE-1" table:formula="of:=[.S5]-AVERAGE([.S5];[.T5])" office:value-type="float" office:value="29.050000000000004">
            <text:p>29.05</text:p>
          </table:table-cell>
          <table:table-cell table:style-name="ACE-1" table:formula="of:=[.S5]-AVERAGE([.S5];[.T5])" office:value-type="float" office:value="29.050000000000004">
            <text:p>29.0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7.80000000000001">
            <text:p>−167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3.600000000000001">
            <text:p>63.6</text:p>
          </table:table-cell>
          <table:table-cell table:style-name="ACE-1" office:value-type="float" office:value="5.5">
            <text:p>5.5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9m__2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5700">
            <text:p>157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orites sp.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6]+AVERAGE([.S6];[.T6])" office:value-type="float" office:value="-133.20000000000002">
            <text:p>−133.2</text:p>
          </table:table-cell>
          <table:table-cell table:style-name="ACE-1" table:formula="of:=[.S6]-AVERAGE([.S6];[.T6])" office:value-type="float" office:value="29.100000000000001">
            <text:p>29.1</text:p>
          </table:table-cell>
          <table:table-cell table:style-name="ACE-1" table:formula="of:=[.S6]-AVERAGE([.S6];[.T6])" office:value-type="float" office:value="29.100000000000001">
            <text:p>29.1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7.80000000000001">
            <text:p>−167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3.700000000000003">
            <text:p>63.7</text:p>
          </table:table-cell>
          <table:table-cell table:style-name="ACE-1" office:value-type="float" office:value="5.5">
            <text:p>5.5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169m__3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5600">
            <text:p>156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orites sp.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7]+AVERAGE([.S7];[.T7])" office:value-type="float" office:value="-133.25">
            <text:p>−133.25</text:p>
          </table:table-cell>
          <table:table-cell table:style-name="ACE-1" table:formula="of:=[.S7]-AVERAGE([.S7];[.T7])" office:value-type="float" office:value="29.050000000000004">
            <text:p>29.05</text:p>
          </table:table-cell>
          <table:table-cell table:style-name="ACE-1" table:formula="of:=[.S7]-AVERAGE([.S7];[.T7])" office:value-type="float" office:value="29.050000000000004">
            <text:p>29.0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7.80000000000001">
            <text:p>−167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3.600000000000001">
            <text:p>63.6</text:p>
          </table:table-cell>
          <table:table-cell table:style-name="ACE-1" office:value-type="float" office:value="5.5">
            <text:p>5.5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24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9100">
            <text:p>9100</text:p>
          </table:table-cell>
          <table:table-cell table:style-name="ACE-1" office:value-type="float" office:value="300">
            <text:p>300</text:p>
          </table:table-cell>
          <table:table-cell table:style-name="ACE-1" office:value-type="string">
            <text:p>Acropora danai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8]+AVERAGE([.S8];[.T8])" office:value-type="float" office:value="-11.9">
            <text:p>−11.9</text:p>
          </table:table-cell>
          <table:table-cell table:style-name="ACE-1" table:formula="of:=[.S8]-AVERAGE([.S8];[.T8])" office:value-type="float" office:value="8.2999999999999989">
            <text:p>8.3</text:p>
          </table:table-cell>
          <table:table-cell table:style-name="ACE-1" table:formula="of:=[.S8]-AVERAGE([.S8];[.T8])" office:value-type="float" office:value="8.2999999999999989">
            <text:p>8.3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23.300000000000001">
            <text:p>−23.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9.699999999999999">
            <text:p>19.7</text:p>
          </table:table-cell>
          <table:table-cell table:style-name="ACE-1" office:value-type="float" office:value="3.1000000000000001">
            <text:p>3.1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5_30_35.5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5500">
            <text:p>155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Acropora sp.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9]+AVERAGE([.S9];[.T9])" office:value-type="float" office:value="-22.849999999999994">
            <text:p>−22.85</text:p>
          </table:table-cell>
          <table:table-cell table:style-name="ACE-1" table:formula="of:=[.S9]-AVERAGE([.S9];[.T9])" office:value-type="float" office:value="8.3499999999999996">
            <text:p>8.35</text:p>
          </table:table-cell>
          <table:table-cell table:style-name="ACE-1" table:formula="of:=[.S9]-AVERAGE([.S9];[.T9])" office:value-type="float" office:value="8.3499999999999996">
            <text:p>8.3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34.299999999999997">
            <text:p>−34.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3.1000000000000001">
            <text:p>3.1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8_30_166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23600">
            <text:p>236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otryoidal aragonite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10]+AVERAGE([.S10];[.T10])" office:value-type="float" office:value="-141.69999999999999">
            <text:p>−141.7</text:p>
          </table:table-cell>
          <table:table-cell table:style-name="ACE-1" table:formula="of:=[.S10]-AVERAGE([.S10];[.T10])" office:value-type="float" office:value="7.5">
            <text:p>7.5</text:p>
          </table:table-cell>
          <table:table-cell table:style-name="ACE-1" table:formula="of:=[.S10]-AVERAGE([.S10];[.T10])" office:value-type="float" office:value="7.5">
            <text:p>7.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4.19999999999999">
            <text:p>−164.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taken from Camoin paper</text:p>
          </table:table-cell>
          <table:table-cell table:number-columns-repeated="234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8_30_169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17300">
            <text:p>17300</text:p>
          </table:table-cell>
          <table:table-cell table:style-name="ACE-1" table:formula="of:=MAX([.F11]*0.10000000000000001;100)" office:value-type="float" office:value="1730">
            <text:p>1730</text:p>
          </table:table-cell>
          <table:table-cell table:style-name="ACE-1" office:value-type="string">
            <text:p>Alveopora sp.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11]+AVERAGE([.S11];[.T11])" office:value-type="float" office:value="-142.89999999999998">
            <text:p>−142.9</text:p>
          </table:table-cell>
          <table:table-cell table:style-name="ACE-1" table:formula="of:=[.S11]-AVERAGE([.S11];[.T11])" office:value-type="float" office:value="18.699999999999999">
            <text:p>18.7</text:p>
          </table:table-cell>
          <table:table-cell table:style-name="ACE-1" table:formula="of:=[.S11]-AVERAGE([.S11];[.T11])" office:value-type="float" office:value="18.699999999999999">
            <text:p>18.7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167.69999999999999">
            <text:p>−167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3.5">
            <text:p>43.5</text:p>
          </table:table-cell>
          <table:table-cell table:style-name="ACE-1" office:value-type="float" office:value="6.0999999999999996">
            <text:p>6.1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8_30_8.3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8500">
            <text:p>85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Acropora danai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12]+AVERAGE([.S12];[.T12])" office:value-type="float" office:value="3.7000000000000002">
            <text:p>3.7</text:p>
          </table:table-cell>
          <table:table-cell table:style-name="ACE-1" table:formula="of:=[.S12]-AVERAGE([.S12];[.T12])" office:value-type="float" office:value="8.2999999999999989">
            <text:p>8.3</text:p>
          </table:table-cell>
          <table:table-cell table:style-name="ACE-1" table:formula="of:=[.S12]-AVERAGE([.S12];[.T12])" office:value-type="float" office:value="8.2999999999999989">
            <text:p>8.3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7.7000000000000002">
            <text:p>−7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9.699999999999999">
            <text:p>19.7</text:p>
          </table:table-cell>
          <table:table-cell table:style-name="ACE-1" office:value-type="float" office:value="3.1000000000000001">
            <text:p>3.1</text:p>
          </table:table-cell>
          <table:table-cell table:number-columns-repeated="235" table:style-name="ACE-1"/>
          <table:table-cell table:style-name="Gnumeric-default"/>
        </table:table-row>
        <table:table-row table:style-name="AROW-1">
          <table:table-cell table:style-name="ACE-1" office:value-type="string">
            <text:p>Mururoa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FIL_8_30_9.15m</text:p>
          </table:table-cell>
          <table:table-cell table:style-name="ACE-1" office:value-type="float" office:value="-21.832999999999998">
            <text:p>−21.833</text:p>
          </table:table-cell>
          <table:table-cell table:style-name="ACE-1" office:value-type="float" office:value="-138.88300000000001">
            <text:p>−138.883</text:p>
          </table:table-cell>
          <table:table-cell table:style-name="ACE-1" office:value-type="float" office:value="8300">
            <text:p>8300</text:p>
          </table:table-cell>
          <table:table-cell table:style-name="ACE-1" office:value-type="float" office:value="400">
            <text:p>400</text:p>
          </table:table-cell>
          <table:table-cell table:style-name="ACE-1" office:value-type="string">
            <text:p>Acropora danai</text:p>
          </table:table-cell>
          <table:table-cell table:style-name="ACE-1" office:value-type="string">
            <text:p>U/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Q13]+AVERAGE([.S13];[.T13])" office:value-type="float" office:value="2.9500000000000011">
            <text:p>2.95</text:p>
          </table:table-cell>
          <table:table-cell table:style-name="ACE-1" table:formula="of:=[.S13]-AVERAGE([.S13];[.T13])" office:value-type="float" office:value="8.3499999999999996">
            <text:p>8.35</text:p>
          </table:table-cell>
          <table:table-cell table:style-name="ACE-1" table:formula="of:=[.S13]-AVERAGE([.S13];[.T13])" office:value-type="float" office:value="8.3499999999999996">
            <text:p>8.35</text:p>
          </table:table-cell>
          <table:table-cell table:style-name="ACE-1" office:value-type="string">
            <text:p>CamoinEtal2001,HibbertEtal2016</text:p>
          </table:table-cell>
          <table:table-cell table:style-name="ACE-1" office:value-type="float" office:value="-8.5">
            <text:p>−8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3.1000000000000001">
            <text:p>3.1</text:p>
          </table:table-cell>
          <table:table-cell table:number-columns-repeated="235" table:style-name="ACE-1"/>
          <table:table-cell table:style-name="Gnumeric-default"/>
        </table:table-row>
        <table:table-row table:style-name="AROW-0" table:number-rows-repeated="11">
          <table:table-cell table:number-columns-repeated="255" table:style-name="ACE-1"/>
          <table:table-cell table:style-name="Gnumeric-default"/>
        </table:table-row>
        <table:table-row table:style-name="AROW-0" table:number-rows-repeated="12">
          <table:table-cell table:number-columns-repeated="2" table:style-name="ACE-1"/>
          <table:table-cell table:style-name="ACE-3"/>
          <table:table-cell table:number-columns-repeated="2" table:style-name="ACE-0"/>
          <table:table-cell table:number-columns-repeated="7" table:style-name="ACE-1"/>
          <table:table-cell table:number-columns-repeated="3" table:style-name="ACE-0"/>
          <table:table-cell table:number-columns-repeated="240" table:style-name="ACE-1"/>
          <table:table-cell table:style-name="Gnumeric-default"/>
        </table:table-row>
        <table:table-row table:style-name="AROW-3">
          <table:table-cell table:number-columns-repeated="2" table:style-name="ACE-1"/>
          <table:table-cell table:style-name="ACE-3"/>
          <table:table-cell table:number-columns-repeated="2" table:style-name="ACE-0"/>
          <table:table-cell table:number-columns-repeated="7" table:style-name="ACE-1"/>
          <table:table-cell table:number-columns-repeated="3" table:style-name="ACE-0"/>
          <table:table-cell table:number-columns-repeated="240" table:style-name="ACE-1"/>
          <table:table-cell table:style-name="Gnumeric-default"/>
        </table:table-row>
        <table:table-row table:style-name="AROW-0" table:number-rows-repeated="66">
          <table:table-cell table:number-columns-repeated="2" table:style-name="ACE-1"/>
          <table:table-cell table:style-name="ACE-3"/>
          <table:table-cell table:number-columns-repeated="2" table:style-name="ACE-0"/>
          <table:table-cell table:number-columns-repeated="7" table:style-name="ACE-1"/>
          <table:table-cell table:number-columns-repeated="3" table:style-name="ACE-0"/>
          <table:table-cell table:number-columns-repeated="240" table:style-name="ACE-1"/>
          <table:table-cell table:style-name="Gnumeric-default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20">
          <table:table-cell table:number-columns-repeated="255" table:style-name="ACE-1"/>
          <table:table-cell table:style-name="Gnumeric-default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1" gnm:cursor-row="2">
          <gnm:selection gnm:start-col="11" gnm:start-row="2" gnm:end-col="11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08T06:34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